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stroke-linejoin="miter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801cm" svg:height="0.804cm" draw:transform="rotate (0.1232202451908) translate (0.137cm 0.892cm)">
          <text:p text:style-name="P1">WITZI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12cm" fo:page-height="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21:27:58.745675565</meta:creation-date>
    <dc:date>2018-06-24T21:31:14.271654988</dc:date>
    <meta:editing-duration>P0D</meta:editing-duration>
    <meta:editing-cycles>1</meta:editing-cycles>
    <meta:generator>LibreOffice/4.2.8.2$Linux_X86_64 LibreOffice_project/420m0$Build-2</meta:generator>
    <meta:document-statistic meta:object-count="1"/>
  </office:meta>
</office:document-meta>
</file>